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6cm" draw:marker-start="Arrow" draw:marker-end="Arrow" draw:fill="none" draw:textarea-vertical-align="middle" fo:padding-top="0.425cm" fo:padding-bottom="0.425cm" fo:padding-left="0.55cm" fo:padding-right="0.55cm"/>
    </style:style>
    <style:style style:name="gr2" style:family="graphic" style:parent-style-name="standard">
      <style:graphic-properties svg:stroke-width="0.6cm" draw:marker-start="Arrow" draw:marker-end="Arrow" draw:textarea-horizontal-align="justify" draw:textarea-vertical-align="middle" draw:auto-grow-height="false" fo:min-height="2.262cm" fo:min-width="0.032cm" fo:padding-top="0.425cm" fo:padding-bottom="0.425cm" fo:padding-left="0.55cm" fo:padding-right="0.5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measurelines" svg:width="5.861cm" svg:height="1.022cm" draw:transform="rotate (0.376991118430775) translate (4.77329147083612cm 8.74563929066374cm)" svg:viewBox="0 0 5862 1023" svg:d="M0 274c722 40 1372-309 2103-271 556 29 1137-44 1666 191 468 209 954 378 1432 567l367 146 294 116">
          <text:p/>
        </draw:path>
        <draw:custom-shape draw:style-name="gr2" draw:text-style-name="P1" draw:layer="measurelines" svg:width="1.6cm" svg:height="4.4cm" svg:x="3.612cm" svg:y="3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5T14:24:10.939000000</meta:creation-date>
    <dc:date>2014-12-15T14:34:00.332000000</dc:date>
    <meta:editing-duration>PT9M49S</meta:editing-duration>
    <meta:editing-cycles>1</meta:editing-cycles>
    <meta:document-statistic meta:object-count="2"/>
    <meta:generator>LibreOffice/4.3.1.2$Windows_x86 LibreOffice_project/958349dc3b25111dbca392fbc281a05559ef6848</meta:generator>
  </office:meta>
</office:document-meta>
</file>